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1-outline1">
      <style:graphic-properties fo:min-height="11.929cm" loext:decorative="false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Forestbird2-outline1">
      <style:graphic-properties fo:min-height="12cm" loext:decorative="false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1" style:family="presentation" style:parent-style-name="Forestbird3-outline1">
      <style:graphic-properties fo:min-height="12cm" loext:decorative="false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 presentation:placeholder="true">
          <draw:text-box/>
        </draw:frame>
        <draw:frame presentation:style-name="pr2" draw:text-style-name="P1" draw:layer="layout" svg:width="25cm" svg:height="9.5cm" svg:x="1.5cm" svg:y="3.5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draw:frame presentation:style-name="pr4" draw:layer="layout" svg:width="25cm" svg:height="2.5cm" svg:x="1.5cm" svg:y="0.5cm" presentation:class="title" presentation:placeholder="true">
          <draw:text-box/>
        </draw:frame>
        <draw:frame presentation:style-name="pr5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draw:frame presentation:style-name="pr7" draw:layer="layout" svg:width="25cm" svg:height="2.5cm" svg:x="1.5cm" svg:y="0.5cm" presentation:class="title" presentation:placeholder="true">
          <draw:text-box/>
        </draw:frame>
        <draw:frame presentation:style-name="pr8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draw:frame presentation:style-name="pr10" draw:layer="layout" svg:width="25cm" svg:height="2.5cm" svg:x="1.5cm" svg:y="0.5cm" presentation:class="title" presentation:placeholder="true">
          <draw:text-box/>
        </draw:frame>
        <draw:frame presentation:style-name="pr11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0:37:29.674027645</meta:creation-date>
    <meta:editing-duration>P0D</meta:editing-duration>
    <meta:editing-cycles>1</meta:editing-cycles>
    <meta:generator>LibreOffice/24.2.3.2$Linux_X86_64 LibreOffice_project/433d9c2ded56988e8a90e6b2e771ee4e6a5ab2ba</meta:generator>
    <dc:title>Forestbird</dc:title>
    <meta:document-statistic meta:object-count="279"/>
    <meta:template xlink:type="simple" xlink:actuate="onRequest" xlink:title="Forestbird" xlink:href="../../../../../../opt/libreoffice24.2/share/template/common/presnt/Forestbird.otp" meta:date="2024-06-13T10:37:29.171059949"/>
  </office:meta>
</office:document-meta>
</file>